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use-window-font-color="true" style:font-name="Calibri" fo:font-size="11pt" fo:language="es" fo:country="ES" style:letter-kerning="true" style:font-name-asian="Lohit Devanagari" style:font-size-asian="11pt" style:language-asian="hi" style:country-asian="IN" style:font-name-complex="Calibri1" style:font-size-complex="12pt" style:language-complex="es" style:country-complex="ES"/>
    </style:style>
    <style:style style:name="P3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T1" style:family="text">
      <style:text-properties style:use-window-font-color="true" style:font-name="Calibri" fo:font-size="11pt" fo:language="es" fo:country="ES" style:letter-kerning="true" style:font-name-asian="Lohit Devanagari" style:font-size-asian="11pt" style:language-asian="hi" style:country-asian="IN" style:font-name-complex="Calibri1" style:font-size-complex="12pt" style:language-complex="es" style:country-complex="ES"/>
    </style:style>
    <style:style style:name="T2" style:family="text">
      <style:text-properties style:use-window-font-color="true" style:font-name="Calibri" fo:font-size="11pt" fo:language="es" fo:country="ES" style:letter-kerning="true" style:font-name-asian="Lohit Devanagari" style:font-size-asian="11pt" style:language-asian="hi" style:country-asian="IN" style:font-name-complex="Calibri1" style:font-size-complex="11pt" style:language-complex="es" style:country-complex="ES"/>
    </style:style>
    <style:style style:name="T3" style:family="text"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http://www.bootstrapicons.com/index.htm?iconset=fontawesome&amp;version=4.0.3</text:span></text:p>
      <text:p text:style-name="P1"><text:span text:style-name="T1">logo</text:span></text:p>
      <text:p text:style-name="P1"><text:a xlink:type="simple" xlink:href="https://logomakr.com/964n3J" text:style-name="ListLabel_20_2" text:visited-style-name="ListLabel_20_2"><text:span text:style-name="T2">https://logomakr.com/964n3J</text:span></text:a></text:p>
      <text:p text:style-name="P1"><text:span text:style-name="T1">fuentes tipografia:</text:span></text:p>
      <text:p text:style-name="P1"><text:a xlink:type="simple" xlink:href="https://fonts.google.com/specimen/Convergence" text:style-name="ListLabel_20_2" text:visited-style-name="ListLabel_20_2"><text:span text:style-name="T2">https://fonts.google.com/specimen/Convergence</text:span></text:a></text:p>
      <text:p text:style-name="P2"/>
      <text:p text:style-name="P1"><text:span text:style-name="T1">color logo;</text:span></text:p>
      <text:p text:style-name="P1"><text:a xlink:type="simple" xlink:href="https://www.htmlcsscolor.com/hex/E63C2F" text:style-name="ListLabel_20_2" text:visited-style-name="ListLabel_20_2"><text:span text:style-name="T2">https://www.htmlcsscolor.com/hex/E63C2F</text:span></text:a><text:span text:style-name="T1"> </text:span></text:p>
      <text:p text:style-name="P1"><text:span text:style-name="T1">http://paletton.com/#uid=3030u0kptsSfKDokPvet1o7vQj9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style:letter-kerning="true" style:font-name-asian="Lohit Devanagari" style:font-family-asian="'Lohit Devanagari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style:language-complex="es" style:country-complex="ES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ohit Devanagari" style:font-family-asian="'Lohit Devanagari'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/>
      <style:text-properties style:font-name-asian="Lohit Devanagari" style:font-family-asian="'Lohit Devanagari'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ize="12pt" fo:font-style="italic" style:font-name-asian="Lohit Devanagari" style:font-family-asian="'Lohit Devanagari'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Lohit Devanagari" style:font-family-asian="'Lohit Devanagari'" style:font-family-generic-asian="system" style:font-pitch-asian="variable"/>
    </style:style>
    <style:style style:name="ListLabel_20_1" style:display-name="ListLabel 1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 style:font-size-complex="11pt" style:language-complex="es" style:country-complex="E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Label_20_2" style:display-name="ListLabel 2" style:family="text">
      <style:text-properties style:use-window-font-color="true" style:font-name="Calibri" fo:font-family="Calibri" style:font-family-generic="roman" style:font-pitch="variable" fo:font-size="11pt" fo:language="es" fo:country="ES" style:letter-kerning="true" style:font-name-asian="Lohit Devanagari" style:font-family-asian="'Lohit Devanagari'" style:font-family-generic-asian="system" style:font-pitch-asian="variable" style:font-size-asian="11pt" style:language-asian="hi" style:country-asian="IN" style:font-name-complex="Calibri1" style:font-family-complex="Calibri" style:font-family-generic-complex="system" style:font-pitch-complex="variable" style:font-size-complex="11pt" style:language-complex="es" style:country-complex="E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4T14:17:13.034000000</dc:date>
    <meta:editing-duration>PT23M58S</meta:editing-duration>
    <meta:editing-cycles>1</meta:editing-cycles>
    <meta:document-statistic meta:table-count="0" meta:image-count="0" meta:object-count="0" meta:page-count="1" meta:paragraph-count="8" meta:word-count="10" meta:character-count="271" meta:non-whitespace-character-count="268"/>
    <meta:generator>LibreOffice/6.1.2.1$Windows_X86_64 LibreOffice_project/65905a128db06ba48db947242809d14d3f9a93fe</meta:generator>
  </office:meta>
</office:document-meta>
</file>